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urly_taxi_pickups" table:style-name="ta1">
        <table:shapes>
          <draw:frame draw:z-index="0" draw:style-name="gr1" draw:text-style-name="P1" svg:width="15.999cm" svg:height="8.999cm" svg:x="2.947cm" svg:y="0.1cm">
            <draw:object draw:notify-on-update-of-ranges="hourly_taxi_pickups.A1:hourly_taxi_pickups.A1 hourly_taxi_pickups.A2:hourly_taxi_pickups.A25 hourly_taxi_pickups.B1:hourly_taxi_pickups.B1 hourly_taxi_pickups.B2:hourly_taxi_pickups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ip_hour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25" calcext:value-type="float">
            <text:p>108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287" calcext:value-type="float">
            <text:p>182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62" calcext:value-type="float">
            <text:p>210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975" calcext:value-type="float">
            <text:p>189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67" calcext:value-type="float">
            <text:p>173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383" calcext:value-type="float">
            <text:p>173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31" calcext:value-type="float">
            <text:p>180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998" calcext:value-type="float">
            <text:p>179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125" calcext:value-type="float">
            <text:p>19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53" calcext:value-type="float">
            <text:p>180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69" calcext:value-type="float">
            <text:p>150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513" calcext:value-type="float">
            <text:p>185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689" calcext:value-type="float">
            <text:p>226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90" calcext:value-type="float">
            <text:p>231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098" calcext:value-type="float">
            <text:p>230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106" calcext:value-type="float">
            <text:p>241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54" calcext:value-type="float">
            <text:p>225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765" calcext:value-type="float">
            <text:p>17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2T09:57:25.575810409</dc:date>
    <meta:editing-duration>PT7M41S</meta:editing-duration>
    <meta:editing-cycles>1</meta:editing-cycles>
    <meta:document-statistic meta:table-count="1" meta:cell-count="50" meta:object-count="1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952cm" style:legend-expansion="high" chart:style-name="ch2"/>
        <chart:plot-area chart:style-name="ch3" table:cell-range-address="hourly_taxi_pickups.A1:hourly_taxi_pickups.B25" chart:data-source-has-labels="row" svg:x="0.32cm" svg:y="0.18cm" svg:width="12.693cm" svg:height="8.64cm">
          <chart:coordinate-region svg:x="1.497cm" svg:y="0.379cm" svg:width="11.3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urly_taxi_pickups.A2:hourly_taxi_pickups.A25" chart:label-cell-address="hourly_taxi_pickups.A1:hourly_taxi_pickups.A1" chart:class="chart:line">
            <chart:data-point chart:repeated="24"/>
          </chart:series>
          <chart:series chart:style-name="ch7" chart:values-cell-range-address="hourly_taxi_pickups.B2:hourly_taxi_pickups.B25" chart:label-cell-address="hourly_taxi_pickups.B1:hourly_taxi_pickups.B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p_hour</text:p>
                <draw:g>
                  <svg:desc>hourly_taxi_pickups.A1:hourly_taxi_pickups.A1</svg:desc>
                </draw:g>
              </table:table-cell>
              <table:table-cell office:value-type="string">
                <text:p>count</text:p>
                <draw:g>
                  <svg:desc>hourly_taxi_pickups.B1:hourly_taxi_pickup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urly_taxi_pickups.A2:hourly_taxi_pickups.A25</svg:desc>
                </draw:g>
              </table:table-cell>
              <table:table-cell office:value-type="float" office:value="8182">
                <text:p>8182</text:p>
                <draw:g>
                  <svg:desc>hourly_taxi_pickups.B2:hourly_taxi_pickups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287">
                <text:p>18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1062">
                <text:p>21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975">
                <text:p>18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7367">
                <text:p>17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383">
                <text:p>17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031">
                <text:p>18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998">
                <text:p>17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9125">
                <text:p>19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053">
                <text:p>180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069">
                <text:p>15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513">
                <text:p>18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2689">
                <text:p>22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3190">
                <text:p>23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098">
                <text:p>23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4106">
                <text:p>24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554">
                <text:p>22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7765">
                <text:p>17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